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size="11pt" officeooo:rsid="0025272d" officeooo:paragraph-rsid="0025272d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officeooo:rsid="0026f7ba"/>
    </style:style>
    <style:style style:name="T3" style:family="text">
      <style:text-properties officeooo:rsid="00273c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copo root css</text:p>
      <text:p text:style-name="P2"/>
      <text:p text:style-name="P2">root:</text:p>
      <text:p text:style-name="P2">--teste-bg: #fff; <text:span text:style-name="T1">//global</text:span></text:p>
      <text:p text:style-name="P2"/>
      <text:p text:style-name="P2">.main {</text:p>
      <text:p text:style-name="P2">--_teste-bg: #fff<text:span text:style-name="T2">000</text:span>; <text:span text:style-name="T1">//local ‘underline’ </text:span></text:p>
      <text:p text:style-name="P2">}</text:p>
      <text:p text:style-name="P2"/>
      <text:p text:style-name="P2">OBS:</text:p>
      <text:p text:style-name="P2">a mudança só é feita n<text:span text:style-name="T3">o</text:span>s valores não no nom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5T12:43:08.608314250</meta:creation-date>
    <dc:date>2022-09-14T22:47:37.835024170</dc:date>
    <meta:editing-duration>PT21M36S</meta:editing-duration>
    <meta:editing-cycles>12</meta:editing-cycles>
    <meta:generator>LibreOffice/7.4.0.3$Linux_X86_64 LibreOffice_project/f85e47c08ddd19c015c0114a68350214f7066f5a</meta:generator>
    <meta:document-statistic meta:table-count="0" meta:image-count="0" meta:object-count="0" meta:page-count="1" meta:paragraph-count="8" meta:word-count="27" meta:character-count="144" meta:non-whitespace-character-count="126"/>
  </office:meta>
</office:document-meta>
</file>